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4cm" svg:x2="18cm" svg:y2="4cm">
          <text:p/>
        </draw:line>
        <draw:line draw:style-name="gr1" draw:text-style-name="P1" draw:layer="layout" svg:x1="2cm" svg:y1="2.8cm" svg:x2="2cm" svg:y2="4cm">
          <text:p/>
        </draw:line>
        <draw:line draw:style-name="gr1" draw:text-style-name="P1" draw:layer="layout" svg:x1="18cm" svg:y1="2.6cm" svg:x2="18cm" svg:y2="4cm">
          <text:p/>
        </draw:line>
        <draw:custom-shape draw:style-name="gr2" draw:text-style-name="P2" draw:layer="layout" svg:width="0.6cm" svg:height="0.6cm" svg:x="2.6cm" svg:y="3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53.837915030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cm" svg:height="0.6cm" svg:x="1.7cm" svg:y="3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53.837915030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cm" svg:height="0.6cm" svg:x="9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3.768cm" svg:height="10.205cm" svg:x="0.432cm" svg:y="9.2cm">
          <draw:text-box>
            <text:p>The 1m resolution model thinks the keeper has had to get from starting point to red cross</text:p>
            <text:p/>
            <text:p>In reality the keeper has to get a hand to the blue cross</text:p>
            <text:p/>
            <text:p>These saves are almost identical in difficulty, but there is 1m difference in the position the</text:p>
            <text:p>Model is basing its trajectory → difficulty relationship.</text:p>
            <text:p/>
            <text:p>The result is keeper A will be over credited by the model and keeper B will be under credited</text:p>
            <text:p>By the model. The max error of 50cm on just this one axis is huge when you consider the margins </text:p>
            <text:p>Between the keeper making a save or not. While this error is zero mean over a large enough sample</text:p>
            <text:p>Meaning results are unbiased, it adds variance to the measured metric and as such ability signal is hidden</text:p>
            <text:p>For goalkeepers of a professional standard. With 0.1m resolution the red crosses are at worst 5cm away from</text:p>
            <text:p>The blue. 5Cm is still a lot of distance for pro keepers but it means we have a better chance (by no means guaranteed)</text:p>
            <text:p>Of seeing some ability signal.</text:p>
          </draw:text-box>
        </draw:frame>
        <draw:line draw:style-name="gr1" draw:text-style-name="P1" draw:layer="layout" svg:x1="2cm" svg:y1="4.001cm" svg:x2="18cm" svg:y2="4.001cm">
          <text:p/>
        </draw:line>
        <draw:line draw:style-name="gr1" draw:text-style-name="P1" draw:layer="layout" svg:x1="2cm" svg:y1="2.801cm" svg:x2="2cm" svg:y2="4.001cm">
          <text:p/>
        </draw:line>
        <draw:line draw:style-name="gr1" draw:text-style-name="P1" draw:layer="layout" svg:x1="18cm" svg:y1="2.601cm" svg:x2="18cm" svg:y2="4.001cm">
          <text:p/>
        </draw:line>
        <draw:custom-shape draw:style-name="gr2" draw:text-style-name="P2" draw:layer="layout" svg:width="0.6cm" svg:height="0.6cm" svg:x="2.6cm" svg:y="3.7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53.837915030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cm" svg:height="0.6cm" svg:x="1.7cm" svg:y="3.7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53.837915030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cm" svg:height="0.6cm" svg:x="9.7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cm" svg:y1="7.998cm" svg:x2="18cm" svg:y2="7.998cm">
          <text:p/>
        </draw:line>
        <draw:line draw:style-name="gr1" draw:text-style-name="P1" draw:layer="layout" svg:x1="2cm" svg:y1="6.798cm" svg:x2="2cm" svg:y2="7.998cm">
          <text:p/>
        </draw:line>
        <draw:line draw:style-name="gr1" draw:text-style-name="P1" draw:layer="layout" svg:x1="18cm" svg:y1="6.598cm" svg:x2="18cm" svg:y2="7.998cm">
          <text:p/>
        </draw:line>
        <draw:custom-shape draw:style-name="gr2" draw:text-style-name="P2" draw:layer="layout" svg:width="0.6cm" svg:height="0.6cm" svg:x="2.8cm" svg:y="7.69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53.837915030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cm" svg:height="0.6cm" svg:x="9.7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cm" svg:y1="7.999cm" svg:x2="18cm" svg:y2="7.999cm">
          <text:p/>
        </draw:line>
        <draw:line draw:style-name="gr1" draw:text-style-name="P1" draw:layer="layout" svg:x1="2cm" svg:y1="6.799cm" svg:x2="2cm" svg:y2="7.999cm">
          <text:p/>
        </draw:line>
        <draw:line draw:style-name="gr1" draw:text-style-name="P1" draw:layer="layout" svg:x1="18cm" svg:y1="6.599cm" svg:x2="18cm" svg:y2="7.999cm">
          <text:p/>
        </draw:line>
        <draw:custom-shape draw:style-name="gr3" draw:text-style-name="P3" draw:layer="layout" svg:width="0.6cm" svg:height="0.6cm" svg:x="3.7cm" svg:y="7.6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53.837915030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cm" svg:height="0.6cm" svg:x="9.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cm" svg:y1="5.2cm" svg:x2="4cm" svg:y2="5.2cm">
          <text:p/>
        </draw:line>
        <draw:frame draw:style-name="gr5" draw:text-style-name="P5" draw:layer="layout" svg:width="1.383cm" svg:height="0.962cm" svg:x="2.217cm" svg:y="5.238cm">
          <draw:text-box>
            <text:p>1m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23:32:52.425000000</meta:creation-date>
    <dc:date>2020-07-02T00:02:44.221000000</dc:date>
    <meta:editing-duration>PT8M59S</meta:editing-duration>
    <meta:editing-cycles>2</meta:editing-cycles>
    <meta:generator>LibreOffice/6.2.3.2$Windows_X86_64 LibreOffice_project/aecc05fe267cc68dde00352a451aa867b3b546ac</meta:generator>
    <meta:document-statistic meta:object-count="48"/>
  </office:meta>
</office:document-meta>
</file>